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Liberation Mono" fo:font-size="10pt" fo:font-style="normal" officeooo:rsid="012df6ea" officeooo:paragraph-rsid="002a50ca" fo:background-color="#ffffff" style:font-size-asian="10pt" style:font-style-asian="normal" style:font-size-complex="10pt" style:font-style-complex="normal"/>
    </style:style>
    <style:style style:name="P2" style:family="paragraph" style:parent-style-name="Standard">
      <style:text-properties fo:font-size="20pt" officeooo:rsid="0026e1d9" officeooo:paragraph-rsid="0028df74" style:font-size-asian="20pt" style:font-size-complex="2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20pt" officeooo:rsid="0026e1d9" style:font-size-asian="20pt" style:font-size-complex="20pt"/>
    </style:style>
    <style:style style:name="P4" style:family="paragraph" style:parent-style-name="Standard">
      <style:text-properties fo:color="#000000" loext:opacity="100%" fo:font-size="20pt" officeooo:rsid="00293264" officeooo:paragraph-rsid="002a50ca" fo:background-color="#ffffff" style:font-size-asian="20pt" style:font-size-complex="20pt"/>
    </style:style>
    <style:style style:name="P5" style:family="paragraph" style:parent-style-name="Standard">
      <style:text-properties fo:color="#000000" loext:opacity="100%" fo:font-size="20pt" officeooo:rsid="00293264" officeooo:paragraph-rsid="00293264" fo:background-color="#ffffff" style:font-size-asian="20pt" style:font-size-complex="20pt"/>
    </style:style>
    <style:style style:name="P6" style:family="paragraph" style:parent-style-name="Standard">
      <style:text-properties fo:color="#000000" loext:opacity="100%" fo:font-size="20pt" officeooo:rsid="0026e1d9" officeooo:paragraph-rsid="00293264" fo:background-color="#ffffff" style:font-size-asian="20pt" style:font-size-complex="20pt"/>
    </style:style>
    <style:style style:name="P7" style:family="paragraph" style:parent-style-name="Standard">
      <style:text-properties fo:color="#000000" loext:opacity="100%" fo:font-size="20pt" officeooo:rsid="0026e1d9" officeooo:paragraph-rsid="0026e1d9" fo:background-color="#ffffff" style:font-size-asian="20pt" style:font-size-complex="20pt"/>
    </style:style>
    <style:style style:name="P8" style:family="paragraph" style:parent-style-name="Standard">
      <style:text-properties fo:color="#000000" loext:opacity="100%" fo:font-size="20pt" officeooo:rsid="0026e1d9" officeooo:paragraph-rsid="0028df74" fo:background-color="#ffffff" style:font-size-asian="20pt" style:font-size-complex="20pt"/>
    </style:style>
    <style:style style:name="P9" style:family="paragraph" style:parent-style-name="Standard">
      <style:text-properties fo:color="#000000" loext:opacity="100%" fo:font-size="20pt" officeooo:rsid="001e4472" officeooo:paragraph-rsid="001e4472" fo:background-color="#ffffff" style:font-size-asian="20pt" style:font-size-complex="2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officeooo:rsid="001e4472" officeooo:paragraph-rsid="001e4472" fo:background-color="#ffffff" style:font-size-asian="20pt" style:font-size-complex="20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officeooo:rsid="001ecd39" officeooo:paragraph-rsid="001ecd39" fo:background-color="#ffffff" style:font-size-asian="20pt" style:font-size-complex="2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officeooo:rsid="002a59f0" officeooo:paragraph-rsid="002a59f0" fo:background-color="#ffffff" style:font-size-asian="20pt" style:font-size-complex="20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officeooo:rsid="002a50ca" officeooo:paragraph-rsid="002a50ca" fo:background-color="#ffffff" style:font-size-asian="20pt" style:font-size-complex="20pt"/>
    </style:style>
    <style:style style:name="P14" style:family="paragraph" style:parent-style-name="Standard">
      <style:text-properties fo:color="#000000" loext:opacity="100%" fo:font-size="20pt" officeooo:paragraph-rsid="0028df74" fo:background-color="#ffffff" style:font-size-asian="20pt" style:font-size-complex="2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6" style:family="paragraph" style:parent-style-name="Standard">
      <style:text-properties fo:color="#000000" loext:opacity="100%" officeooo:paragraph-rsid="002a50ca" fo:background-color="#ffffff"/>
    </style:style>
    <style:style style:name="P17" style:family="paragraph" style:parent-style-name="Standard" style:list-style-name="WWNum3">
      <style:text-properties fo:color="#000000" loext:opacity="100%" officeooo:paragraph-rsid="002a50ca" fo:background-color="#ffffff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2a22a5" officeooo:paragraph-rsid="002a22a5" fo:background-color="#ffffff"/>
    </style:style>
    <style:style style:name="P19" style:family="paragraph" style:parent-style-name="Standard">
      <style:text-properties fo:color="#000000" loext:opacity="100%" officeooo:rsid="001e4472" officeooo:paragraph-rsid="001e4472" fo:background-color="#ffffff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e4472" officeooo:paragraph-rsid="001e4472" fo:background-color="#ffffff"/>
    </style:style>
    <style:style style:name="P21" style:family="paragraph" style:parent-style-name="Standard">
      <style:text-properties fo:color="#000000" loext:opacity="100%" officeooo:rsid="002a50ca" officeooo:paragraph-rsid="002a50ca" fo:background-color="#ffffff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2a50ca" officeooo:paragraph-rsid="002a50ca" fo:background-color="#ffffff"/>
    </style:style>
    <style:style style:name="P23" style:family="paragraph" style:parent-style-name="Standard">
      <style:text-properties fo:color="#000000" loext:opacity="100%" officeooo:rsid="0020c28b" officeooo:paragraph-rsid="0020c28b" fo:background-color="#ffffff"/>
    </style:style>
    <style:style style:name="P24" style:family="paragraph" style:parent-style-name="Standard">
      <style:text-properties fo:color="#000000" loext:opacity="100%" officeooo:rsid="0026e1d9" officeooo:paragraph-rsid="00293264" fo:background-color="#ffffff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2a59f0" officeooo:paragraph-rsid="002a59f0" fo:background-color="#ffffff"/>
    </style:style>
    <style:style style:name="P26" style:family="paragraph" style:parent-style-name="Standard">
      <style:text-properties fo:color="#000000" loext:opacity="100%" officeooo:rsid="001ecd39" fo:background-color="#ffffff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background-color="#ffffff" style:font-size-asian="12pt" style:font-size-complex="12pt"/>
    </style:style>
    <style:style style:name="P28" style:family="paragraph" style:parent-style-name="Standard">
      <style:text-properties fo:color="#000000" loext:opacity="100%" fo:font-size="12pt" officeooo:paragraph-rsid="0020c28b" fo:background-color="#ffffff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iberation Serif" fo:font-size="20pt" officeooo:rsid="002a22a5" officeooo:paragraph-rsid="002a22a5" fo:background-color="#ffffff" style:font-size-asian="20pt" style:font-size-complex="20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iberation Serif" fo:font-size="20pt" officeooo:paragraph-rsid="002a22a5" fo:background-color="#ffffff" style:font-size-asian="20pt" style:font-size-complex="2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ff0000" loext:opacity="100%" fo:font-size="12pt" officeooo:paragraph-rsid="001ecd39" fo:background-color="#ffffff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ff0000" loext:opacity="100%" fo:font-size="12pt" officeooo:paragraph-rsid="0020c28b" fo:background-color="#ffffff" style:font-size-asian="12pt" style:font-size-complex="12pt"/>
    </style:style>
    <style:style style:name="P33" style:family="paragraph" style:parent-style-name="Standard">
      <style:text-properties fo:color="#ff0000" loext:opacity="100%" fo:font-size="12pt" fo:background-color="#ffffff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ff0000" loext:opacity="100%" fo:font-size="12pt" fo:background-color="#ffffff" style:font-size-asian="12pt" style:font-size-complex="12pt"/>
    </style:style>
    <style:style style:name="P35" style:family="paragraph" style:parent-style-name="Standard">
      <style:text-properties fo:color="#ff0000" loext:opacity="100%" fo:font-size="12pt" officeooo:rsid="0020c28b" officeooo:paragraph-rsid="0020c28b" fo:background-color="#ffffff" style:font-size-asian="12pt" style:font-size-complex="12pt"/>
    </style:style>
    <style:style style:name="P36" style:family="paragraph" style:parent-style-name="Standard">
      <style:text-properties fo:color="#ff0000" loext:opacity="100%" fo:font-size="12pt" officeooo:rsid="0026e1d9" officeooo:paragraph-rsid="00293264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ff0000" loext:opacity="100%" officeooo:rsid="002a59f0" officeooo:paragraph-rsid="002a59f0" fo:background-color="#ffffff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ff0000" loext:opacity="100%" fo:background-color="#ffffff"/>
    </style:style>
    <style:style style:name="P39" style:family="paragraph" style:parent-style-name="Standard">
      <style:text-properties fo:color="#ff0000" loext:opacity="100%" fo:background-color="#ffffff"/>
    </style:style>
    <style:style style:name="P40" style:family="paragraph" style:parent-style-name="Standard">
      <style:paragraph-properties fo:margin-top="0cm" fo:margin-bottom="0.499cm" style:contextual-spacing="false"/>
      <style:text-properties fo:color="#ff0000" loext:opacity="100%" fo:background-color="#ffffff"/>
    </style:style>
    <style:style style:name="P41" style:family="paragraph" style:parent-style-name="Standard">
      <style:text-properties fo:color="#ff0000" loext:opacity="100%" officeooo:paragraph-rsid="0028df74" fo:background-color="#ffffff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ff0000" loext:opacity="100%" officeooo:rsid="00246901" officeooo:paragraph-rsid="001ecd39" fo:background-color="#ffffff"/>
    </style:style>
    <style:style style:name="P43" style:family="paragraph" style:parent-style-name="Standard">
      <style:text-properties fo:color="#ff0000" loext:opacity="100%" officeooo:rsid="0020c28b" officeooo:paragraph-rsid="0020c28b" fo:background-color="#ffffff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ff0000" loext:opacity="100%" officeooo:rsid="002a50ca" officeooo:paragraph-rsid="002a50ca" fo:background-color="#ffffff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ff0000" loext:opacity="100%" officeooo:rsid="001e4472" officeooo:paragraph-rsid="001e4472" fo:background-color="#ffffff"/>
    </style:style>
    <style:style style:name="P46" style:family="paragraph" style:parent-style-name="Standard">
      <style:text-properties fo:color="#ff0000" loext:opacity="100%" officeooo:rsid="001e4472" officeooo:paragraph-rsid="001e4472" fo:background-color="#ffffff"/>
    </style:style>
    <style:style style:name="P47" style:family="paragraph" style:parent-style-name="Standard">
      <style:text-properties fo:color="#ff0000" loext:opacity="100%" fo:font-size="20pt" officeooo:rsid="0026e1d9" officeooo:paragraph-rsid="0028df74" fo:background-color="#ffffff" style:font-size-asian="20pt" style:font-size-complex="20pt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officeooo:rsid="002b0315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b5cea8" loext:opacity="100%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font-size-asian="20pt" style:font-size-complex="20pt" loext:padding="0cm" loext:border="none"/>
    </style:style>
    <style:style style:name="T14" style:family="text">
      <style:text-properties fo:font-size="20pt" officeooo:rsid="0028df74" style:font-size-asian="20pt" style:font-size-complex="20pt"/>
    </style:style>
    <style:style style:name="T15" style:family="text">
      <style:text-properties fo:font-size="20pt" officeooo:rsid="00293264" style:font-size-asian="20pt" style:font-size-complex="20pt"/>
    </style:style>
    <style:style style:name="T16" style:family="text">
      <style:text-properties fo:font-size="20pt" officeooo:rsid="002a50ca" style:font-size-asian="20pt" style:font-size-complex="20pt"/>
    </style:style>
    <style:style style:name="T17" style:family="text">
      <style:text-properties fo:font-size="20pt" officeooo:rsid="001e4472" style:font-size-asian="20pt" style:font-size-complex="20pt"/>
    </style:style>
    <style:style style:name="T18" style:family="text">
      <style:text-properties fo:font-size="20pt" officeooo:rsid="002c2b08" style:font-size-asian="20pt" style:font-size-complex="20pt"/>
    </style:style>
    <style:style style:name="T19" style:family="text">
      <style:text-properties officeooo:rsid="00211c1d"/>
    </style:style>
    <style:style style:name="T20" style:family="text">
      <style:text-properties officeooo:rsid="00229c45"/>
    </style:style>
    <style:style style:name="T21" style:family="text">
      <style:text-properties style:font-name="Arial" style:font-name-complex="Arial2"/>
    </style:style>
    <style:style style:name="T22" style:family="text">
      <style:text-properties style:font-name="Arial" officeooo:rsid="002a22a5" style:font-name-complex="Arial2"/>
    </style:style>
    <style:style style:name="T23" style:family="text">
      <style:text-properties style:font-name="Arial" officeooo:rsid="002a50ca" style:font-name-complex="Arial2"/>
    </style:style>
    <style:style style:name="T24" style:family="text">
      <style:text-properties style:font-name="Arial" fo:font-weight="bold" style:font-weight-asian="bold" style:font-name-complex="Arial2" style:font-weight-complex="bold"/>
    </style:style>
    <style:style style:name="T25" style:family="text">
      <style:text-properties style:font-name="Arial" fo:font-size="20pt" style:font-size-asian="20pt" style:font-name-complex="Arial2" style:font-size-complex="20pt"/>
    </style:style>
    <style:style style:name="T26" style:family="text">
      <style:text-properties style:font-name="Liberation Serif" fo:font-weight="normal" style:font-name-asian="F" style:font-weight-asian="normal" style:font-name-complex="Arial2" style:font-weight-complex="normal"/>
    </style:style>
    <style:style style:name="T27" style:family="text">
      <style:text-properties officeooo:rsid="0028df74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style:font-name="Liberation Serif" fo:font-weight="normal" style:font-name-asian="F" style:font-weight-asian="normal" style:font-name-complex="Arial2" style:font-weight-complex="normal"/>
    </style:style>
    <style:style style:name="T30" style:family="text">
      <style:text-properties fo:color="#c9211e" loext:opacity="100%" officeooo:rsid="002a22a5" fo:background-color="#ffffff" loext:char-shading-value="0"/>
    </style:style>
    <style:style style:name="T31" style:family="text">
      <style:text-properties officeooo:rsid="0029100f"/>
    </style:style>
    <style:style style:name="T32" style:family="text">
      <style:text-properties officeooo:rsid="00293264"/>
    </style:style>
    <style:style style:name="T33" style:family="text">
      <style:text-properties officeooo:rsid="002a22a5"/>
    </style:style>
    <style:style style:name="T34" style:family="text">
      <style:text-properties officeooo:rsid="002a22a5"/>
    </style:style>
    <style:style style:name="T35" style:family="text">
      <style:text-properties fo:color="#6a9955" loext:opacity="100%"/>
    </style:style>
    <style:style style:name="T36" style:family="text">
      <style:text-properties fo:color="#4ec9b0" loext:opacity="100%"/>
    </style:style>
    <style:style style:name="T37" style:family="text">
      <style:text-properties officeooo:rsid="002a59f0"/>
    </style:style>
    <style:style style:name="T38" style:family="text">
      <style:text-properties officeooo:rsid="002b0315"/>
    </style:style>
    <style:style style:name="T39" style:family="text">
      <style:text-properties officeooo:rsid="002a22a5" fo:background-color="#ffffff" loext:char-shading-value="0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style:font-name="Liberation Serif" fo:font-weight="normal" style:font-name-asian="F" style:font-weight-asian="normal" style:font-name-complex="Arial2" style:font-weight-complex="normal"/>
    </style:style>
    <style:style style:name="T42" style:family="text">
      <style:text-properties fo:color="#000000" loext:opacity="100%" style:font-name="Liberation Serif" fo:font-weight="normal" fo:background-color="#ffffff" loext:char-shading-value="0" style:font-name-asian="F" style:font-weight-asian="normal" style:font-name-complex="Arial2" style:font-weight-complex="normal"/>
    </style:style>
    <style:style style:name="T43" style:family="text">
      <style:text-properties fo:color="#000000" loext:opacity="100%" style:font-name="Liberation Serif" fo:font-weight="normal" fo:background-color="#ffffff" loext:char-shading-value="0" style:font-name-asian="F" style:font-weight-asian="normal" style:font-name-complex="Arial2" style:font-weight-complex="normal"/>
    </style:style>
    <style:style style:name="T44" style:family="text">
      <style:text-properties fo:color="#000000" loext:opacity="100%" style:font-name="Liberation Serif" fo:font-size="12pt" fo:font-weight="normal" fo:background-color="#ffffff" loext:char-shading-value="0" style:font-name-asian="F" style:font-size-asian="12pt" style:font-weight-asian="normal" style:font-name-complex="Arial2" style:font-size-complex="12pt" style:font-weight-complex="normal"/>
    </style:style>
    <style:style style:name="T45" style:family="text">
      <style:text-properties fo:color="#000000" loext:opacity="100%" style:font-name="Liberation Serif" fo:font-size="20pt" fo:font-weight="normal" fo:background-color="#ffffff" loext:char-shading-value="0" style:font-name-asian="F" style:font-size-asian="20pt" style:font-weight-asian="normal" style:font-name-complex="Arial2" style:font-size-complex="20pt" style:font-weight-complex="normal"/>
    </style:style>
    <style:style style:name="T46" style:family="text">
      <style:text-properties fo:color="#000000" loext:opacity="100%" fo:background-color="#ffffff" loext:char-shading-value="0"/>
    </style:style>
    <style:style style:name="T47" style:family="text">
      <style:text-properties fo:color="#000000" loext:opacity="100%" fo:background-color="#ffffff" loext:char-shading-value="0"/>
    </style:style>
    <style:style style:name="T48" style:family="text">
      <style:text-properties fo:color="#000000" loext:opacity="100%" fo:font-weight="normal" fo:background-color="#ffffff" loext:char-shading-value="0" style:font-name-asian="F" style:font-weight-asian="normal" style:font-name-complex="Arial2" style:font-weight-complex="normal"/>
    </style:style>
    <style:style style:name="T49" style:family="text">
      <style:text-properties fo:color="#ff0000" loext:opacity="100%" style:font-name="Liberation Serif" fo:font-weight="normal" fo:background-color="#ffffff" loext:char-shading-value="0" style:font-name-asian="F" style:font-weight-asian="normal" style:font-name-complex="Arial2" style:font-weight-complex="normal"/>
    </style:style>
    <style:style style:name="T50" style:family="text">
      <style:text-properties officeooo:rsid="002c2b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 – Instale o pgadmin4 e crie um banco de dados <text:span text:style-name="T21">No painel à esquerda, clique com o botão direito do mouse em "Servers" e selecione "Create" &gt; "Server...".</text:span></text:p>
      <text:p text:style-name="P16"><text:span text:style-name="T21"/></text:p>
      <text:p text:style-name="P16" loext:marker-style-name="T21"><text:span text:style-name="T24">General </text:span><text:span text:style-name="T21">: </text:span><text:span text:style-name="T24">Name</text:span><text:span text:style-name="T21">: Escolha um nome para o servidor, por exemplo, </text:span><text:span text:style-name="T22">p</text:span><text:span text:style-name="T21">ostgres</text:span></text:p>
      <text:p text:style-name="P16" loext:marker-style-name="T21"><text:span text:style-name="T21"/></text:p>
      <text:p text:style-name="P16" loext:marker-style-name="T21"><text:span text:style-name="T24">Connection : <text:s text:c="9"/>Host name/address</text:span><text:span text:style-name="T21">: localhost</text:span></text:p>
      <text:p text:style-name="P16" loext:marker-style-name="T21"><text:span text:style-name="T24"><text:tab/><text:tab/><text:tab/>Port</text:span><text:span text:style-name="T21">: 5432</text:span></text:p>
      <text:list text:style-name="WWNum3">
        <text:list-item>
          <text:list>
            <text:list-item>
              <text:list>
                <text:list-item>
                  <text:p text:style-name="P17" loext:marker-style-name="T21"><text:span text:style-name="T24">Maintenance database</text:span><text:span text:style-name="T21">: </text:span><text:span text:style-name="T22">BancoDB</text:span></text:p>
                </text:list-item>
                <text:list-item>
                  <text:p text:style-name="P17" loext:marker-style-name="T21"><text:span text:style-name="T24">Username</text:span><text:span text:style-name="T21">: </text:span><text:span text:style-name="T22">postgres</text:span></text:p>
                </text:list-item>
                <text:list-item>
                  <text:p text:style-name="P17" loext:marker-style-name="T21"><text:span text:style-name="T24">Password</text:span><text:span text:style-name="T21">: </text:span><text:span text:style-name="T22">123456</text:span></text:p>
                </text:list-item>
                <text:list-item>
                  <text:p text:style-name="P17" loext:marker-style-name="T21"><text:span text:style-name="T21">Marque a opção "Save password" para salvar a senha.</text:span></text:p>
                </text:list-item>
              </text:list>
            </text:list-item>
          </text:list>
        </text:list-item>
      </text:list>
      <text:p text:style-name="P16" loext:marker-style-name="T21"><text:span text:style-name="T23"/></text:p>
      <text:p text:style-name="P21" loext:marker-style-name="T21"><text:span text:style-name="T25">Agora vá expandindo tudo</text:span></text:p>
      <text:p text:style-name="P21" loext:marker-style-name="T21"><text:span text:style-name="T25"><text:tab/>Servers &gt; PostgreSQL16(VERSÃO QUE ESTOU USANDO) &gt; Databases &gt; BancoDB &gt; Schemas e clique em cima de public com o botão direito, logo após em Query tool na penúltima opção e execute o seguinte código para criação do das tabelas do banco</text:span></text:p>
      <text:p text:style-name="P21" loext:marker-style-name="T21"><text:span text:style-name="T25"/></text:p>
      <text:p text:style-name="P1">BEGIN;</text:p>
      <text:p text:style-name="P1"/>
      <text:p text:style-name="P1">CREATE TABLE IF NOT EXISTS public.doador</text:p>
      <text:p text:style-name="P1">(</text:p>
      <text:p text:style-name="P1"><text:s text:c="4"/>codigo bigserial NOT NULL,</text:p>
      <text:p text:style-name="P1"><text:s text:c="4"/>nome text,</text:p>
      <text:p text:style-name="P1"><text:s text:c="4"/>cpf text,</text:p>
      <text:p text:style-name="P1"><text:s text:c="4"/>contato text,</text:p>
      <text:p text:style-name="P1"><text:s text:c="4"/>tipo_sanguineo text,</text:p>
      <text:p text:style-name="P1"><text:s text:c="4"/>rh text,</text:p>
      <text:p text:style-name="P1"><text:s text:c="4"/>tipo_rh_corretos boolean,</text:p>
      <text:p text:style-name="P1"><text:s text:c="4"/>situacao text,</text:p>
      <text:p text:style-name="P1"><text:s text:c="4"/>PRIMARY KEY (codigo)</text:p>
      <text:p text:style-name="P1">);</text:p>
      <text:p text:style-name="P1"/>
      <text:p text:style-name="P1">CREATE TABLE IF NOT EXISTS public.doacao</text:p>
      <text:p text:style-name="P1">(</text:p>
      <text:p text:style-name="P1"><text:s text:c="4"/>codigo bigserial NOT NULL,</text:p>
      <text:p text:style-name="P1"><text:s text:c="4"/>data date,</text:p>
      <text:p text:style-name="P1"><text:s text:c="4"/>hora time without time zone,</text:p>
      <text:p text:style-name="P1"><text:s text:c="4"/>volume numeric(10, 3),</text:p>
      <text:p text:style-name="P1"><text:s text:c="4"/>situacao text,</text:p>
      <text:p text:style-name="P1"><text:s text:c="4"/>codigo_doador bigint,</text:p>
      <text:p text:style-name="P1"><text:s text:c="4"/>PRIMARY KEY (codigo)</text:p>
      <text:p text:style-name="P1">);</text:p>
      <text:p text:style-name="P1"/>
      <text:p text:style-name="P1">ALTER TABLE IF EXISTS public.doacao</text:p>
      <text:p text:style-name="P1"><text:s text:c="4"/>ADD FOREIGN KEY (codigo_doador)</text:p>
      <text:p text:style-name="P1"><text:s text:c="4"/>REFERENCES public.doador (codigo) MATCH SIMPLE</text:p>
      <text:p text:style-name="P1"><text:s text:c="4"/>ON UPDATE NO ACTION</text:p>
      <text:p text:style-name="P1"><text:s text:c="4"/>ON DELETE NO ACTION</text:p>
      <text:p text:style-name="P1"><text:soft-page-break/><text:s text:c="4"/>NOT VALID;</text:p>
      <text:p text:style-name="P1"/>
      <text:p text:style-name="P1"><text:span text:style-name="T25">END;</text:span></text:p>
      <text:p text:style-name="P21" loext:marker-style-name="T21"><text:span text:style-name="T25"/></text:p>
      <text:p text:style-name="P21" loext:marker-style-name="T21"><text:span text:style-name="T25"/></text:p>
      <text:p text:style-name="P24"><text:span text:style-name="T16"/></text:p>
      <text:p text:style-name="P24"><text:span text:style-name="T18">2 - </text:span><text:span text:style-name="T15"><text:s/></text:span><text:span text:style-name="T12">Vamos criar o arquivo do docker, crie um arquivo chamado Dockerfile dentro da pasta da API </text:span><text:span text:style-name="T15">e inserir o seguinte código dentro dele, esse código será responsável por executar as ações solicitadas a API dentro do docker.</text:span></text:p>
      <text:p text:style-name="P6"/>
      <text:p text:style-name="P5">Obs : você pode ter que modificar o código, pois a versão do meu sdk pode ser diferente da instalada no linux da faculdade, e também se não pegou o código pronto disponibilizado com o tutorial, a sua API pode ter um nome diferente.</text:p>
      <text:p text:style-name="P6"/>
      <text:p text:style-name="P36"># Imagem base do SDK do .NET Core para compilação</text:p>
      <text:p text:style-name="P34">FROM mcr.microsoft.com/dotnet/sdk:8.0.200 AS build</text:p>
      <text:p text:style-name="P34">WORKDIR /app</text:p>
      <text:p text:style-name="P33"/>
      <text:p text:style-name="P34"># Copia e restaura os arquivos do projeto</text:p>
      <text:p text:style-name="P34">COPY API/*.csproj ./</text:p>
      <text:p text:style-name="P34">RUN dotnet restore</text:p>
      <text:p text:style-name="P33"/>
      <text:p text:style-name="P34"># Copia o código fonte e compila a aplicação</text:p>
      <text:p text:style-name="P34">COPY API/. ./</text:p>
      <text:p text:style-name="P34">RUN dotnet publish -c Release -o out</text:p>
      <text:p text:style-name="P33"/>
      <text:p text:style-name="P34"># Imagem base mínima do .NET Core para execução</text:p>
      <text:p text:style-name="P34">FROM mcr.microsoft.com/dotnet/aspnet:8.0.200 AS runtime</text:p>
      <text:p text:style-name="P34">WORKDIR /app</text:p>
      <text:p text:style-name="P34">COPY --from=build /app/out ./</text:p>
      <text:p text:style-name="P33"/>
      <text:p text:style-name="P34"># Comando para iniciar a aplicação</text:p>
      <text:p text:style-name="P34">ENTRYPOINT ["dotnet", "MyAp.dll"]</text:p>
      <text:p text:style-name="P33"/>
      <text:p text:style-name="P6"><text:span text:style-name="T32"><text:s/></text:span></text:p>
      <text:p text:style-name="P7"/>
      <text:p text:style-name="P7"><text:soft-page-break/><text:span text:style-name="T50">3</text:span> – Nessa parte do tutorial, o Docker já deve estar instalado, vamos instalar o Docker compose. Use os seguintes comandos</text:p>
      <text:p text:style-name="P7"/>
      <text:p text:style-name="P47">sudo apt update</text:p>
      <text:p text:style-name="P47">sudo apt install docker-compose </text:p>
      <text:p text:style-name="P8"><text:s text:c="2"/>Para verificar a versao do Docker e se instalou, use </text:p>
      <text:p text:style-name="P2"><text:span text:style-name="T47"><text:tab/></text:span><text:span text:style-name="Strong_20_Emphasis"><text:span text:style-name="T49">docker-compose -version</text:span></text:span></text:p>
      <text:p text:style-name="P7"/>
      <text:p text:style-name="P7"><text:span text:style-name="T50">4</text:span> – Agora dentro da pasta do projeto, crie um diretório (pasta) para o nosso arquivo docker-compose, MUITO CUIDADO para não criar dentro da pasta do React e nem da API, e sem do projeto.</text:p>
      <text:p text:style-name="P7"/>
      <text:p text:style-name="P14"><text:span text:style-name="T27">Apos criar, você irá criar um arquivo chamado </text:span>docker-compose.ym<text:span text:style-name="T27">l e irá inserir o seguinte código dentro desse arquivo</text:span></text:p>
      <text:p text:style-name="P14"/>
      <text:p text:style-name="P41">version: '3.8'</text:p>
      <text:p text:style-name="P39"/>
      <text:p text:style-name="P38">services:</text:p>
      <text:p text:style-name="P38">  db:</text:p>
      <text:p text:style-name="P38">    image: postgres:latest</text:p>
      <text:p text:style-name="P38">    container_name: postgres_db</text:p>
      <text:p text:style-name="P38">    environment:</text:p>
      <text:p text:style-name="P38">      POSTGRES_USER: <text:span text:style-name="T31">postgres</text:span></text:p>
      <text:p text:style-name="P38">      POSTGRES_PASSWORD: <text:span text:style-name="T31">123456</text:span></text:p>
      <text:p text:style-name="P38">      POSTGRES_DB: <text:span text:style-name="T31">BancoDB</text:span></text:p>
      <text:p text:style-name="P38">    ports:</text:p>
      <text:p text:style-name="P38">      - "5432:5432"</text:p>
      <text:p text:style-name="P38">    volumes:</text:p>
      <text:p text:style-name="P38">      - pgdata:/var/lib/postgresql/data</text:p>
      <text:p text:style-name="P39"/>
      <text:p text:style-name="P38">  pgadmin:</text:p>
      <text:p text:style-name="P38">    image: dpage/pgadmin4</text:p>
      <text:p text:style-name="P38">    container_name: pgadmin</text:p>
      <text:p text:style-name="P38">    environment:</text:p>
      <text:p text:style-name="P38">      PGADMIN_DEFAULT_EMAIL: admin@admin.com</text:p>
      <text:p text:style-name="P38">      PGADMIN_DEFAULT_PASSWORD: admin</text:p>
      <text:p text:style-name="P38">    ports:</text:p>
      <text:p text:style-name="P38"><text:soft-page-break/>      - "80:80"</text:p>
      <text:p text:style-name="P38">    depends_on:</text:p>
      <text:p text:style-name="P38">      - db</text:p>
      <text:p text:style-name="P39"/>
      <text:p text:style-name="P38">volumes:</text:p>
      <text:p text:style-name="P38">  pgdata:</text:p>
      <text:p text:style-name="P15"/>
      <text:p text:style-name="P18"/>
      <text:p text:style-name="P29"><text:span text:style-name="T50">5</text:span> – abra um novo terminal e entre no nosso diretório do docker-compose, usando cd docker-compose</text:p>
      <text:p text:style-name="P29"/>
      <text:p text:style-name="P30"><text:span text:style-name="T50">6</text:span><text:span text:style-name="T33"> – inicie os serviços definidos usando docker-compose up -d, e logo após docker ps para verificar quais serviços estão rodando no docker</text:span></text:p>
      <text:p text:style-name="P3"><text:span text:style-name="Strong_20_Emphasis"><text:span text:style-name="T45"/></text:span></text:p>
      <text:p text:style-name="P9"/>
      <text:p text:style-name="P9"><text:span text:style-name="T50">7 -</text:span> Crie um redirecionamento de rotas para os caminhos especificados, ele se chamara Routes.js e tera o seguinte código</text:p>
      <text:p text:style-name="P19"/>
      <text:p text:style-name="P46">import React from "react";</text:p>
      <text:p text:style-name="P38">import Pg2 from "./Pg2";</text:p>
      <text:p text:style-name="P38">import Home from "./Home";</text:p>
      <text:p text:style-name="P38">import { BrowserRouter as Router, Routes, Route } from "react-router-dom";</text:p>
      <text:p text:style-name="P39"/>
      <text:p text:style-name="P38">const AppRoutes = () =&gt; {</text:p>
      <text:p text:style-name="P38">    return(</text:p>
      <text:p text:style-name="P38">        &lt;Router&gt;</text:p>
      <text:p text:style-name="P38">            &lt;Routes&gt;</text:p>
      <text:p text:style-name="P38">                &lt;Route path="/" element={&lt;Home/&gt;}&gt;&lt;/Route&gt;</text:p>
      <text:p text:style-name="P39"/>
      <text:p text:style-name="P38">                &lt;Route path="/pg2" element={&lt;Pg2/&gt;}&gt;&lt;/Route&gt;</text:p>
      <text:p text:style-name="P38">            &lt;/Routes&gt;</text:p>
      <text:p text:style-name="P38">        &lt;/Router&gt;</text:p>
      <text:p text:style-name="P38">    )</text:p>
      <text:p text:style-name="P38">}</text:p>
      <text:p text:style-name="P38">export default AppRoutes;</text:p>
      <text:p text:style-name="P15"/>
      <text:p text:style-name="P10"><text:span text:style-name="T50">8 - </text:span>a nossa página principal que se chamava app.js se chama agora Home.js (alteramos), e em App.js ficara o seguinte código</text:p>
      <text:p text:style-name="P20"/>
      <text:p text:style-name="P45">import React, { useState } from 'react';</text:p>
      <text:p text:style-name="P38"><text:soft-page-break/>import axios from 'axios';</text:p>
      <text:p text:style-name="P38">import AppRoutes from './Routes';</text:p>
      <text:p text:style-name="P38">function App() {</text:p>
      <text:p text:style-name="P38">  return(</text:p>
      <text:p text:style-name="P38">    &lt;div&gt;</text:p>
      <text:p text:style-name="P38">      &lt;AppRoutes/&gt;</text:p>
      <text:p text:style-name="P38">    &lt;/div&gt;</text:p>
      <text:p text:style-name="P38">  );</text:p>
      <text:p text:style-name="P38">}</text:p>
      <text:p text:style-name="P39"/>
      <text:p text:style-name="P38">export default App;</text:p>
      <text:p text:style-name="P15"/>
      <text:p text:style-name="P13"/>
      <text:p text:style-name="P13"><text:span text:style-name="T50">9 - </text:span>Agora em Home.js mudamos <text:s/>algumas coisinhas para RH pre definido como válido, <text:span text:style-name="T37">e </text:span>criação de um botão direcionar para a página 2, caso a pessoa não deseje <text:span text:style-name="T37">cadastrar e sim buscar, logo o código ficará </text:span></text:p>
      <text:p text:style-name="P22"/>
      <text:p text:style-name="P44">import React, { useState } from 'react';</text:p>
      <text:p text:style-name="P38">import axios from 'axios';</text:p>
      <text:p text:style-name="P39"/>
      <text:p text:style-name="P38">function Home() {</text:p>
      <text:p text:style-name="P38">  const [formData, setFormData] = useState({</text:p>
      <text:p text:style-name="P38">    codigo: null,</text:p>
      <text:p text:style-name="P38">    nome: "",</text:p>
      <text:p text:style-name="P38">    cpf: "",</text:p>
      <text:p text:style-name="P38">    booleano: false,</text:p>
      <text:p text:style-name="P38">    contato: "",</text:p>
      <text:p text:style-name="P38">    opcaoSelect: "", // Tipo Sanguíneo</text:p>
      <text:p text:style-name="P38">    opcaoRadio: "" // Rh</text:p>
      <text:p text:style-name="P38">  });</text:p>
      <text:p text:style-name="P38">  const [responseMessage, setResponseMessage] = useState("");</text:p>
      <text:p text:style-name="P38">  const [errors, setErrors] = useState({});</text:p>
      <text:p text:style-name="P39"/>
      <text:p text:style-name="P38">  const handleChange = (e) =&gt; {</text:p>
      <text:p text:style-name="P38">    const { name, value, type, checked } = e.target;</text:p>
      <text:p text:style-name="P38">    const newValue = type === 'checkbox' ? checked : type === 'number' ? parseInt(value) : value;</text:p>
      <text:p text:style-name="P38">    setFormData(prevState =&gt; ({</text:p>
      <text:p text:style-name="P38">      ...prevState,</text:p>
      <text:p text:style-name="P38">      [name]: newValue</text:p>
      <text:p text:style-name="P38">    }));</text:p>
      <text:p text:style-name="P39"/>
      <text:p text:style-name="P38">    // Validar campos</text:p>
      <text:p text:style-name="P38">    const validationErrors = validate({ ...formData, [name]: newValue });</text:p>
      <text:p text:style-name="P38">    setErrors(validationErrors);</text:p>
      <text:p text:style-name="P38">  };</text:p>
      <text:p text:style-name="P39"/>
      <text:p text:style-name="P38">  const handleSubmit = async (e) =&gt; {</text:p>
      <text:p text:style-name="P38">    e.preventDefault();</text:p>
      <text:p text:style-name="P39"><text:soft-page-break/></text:p>
      <text:p text:style-name="P38">    // Validar campos</text:p>
      <text:p text:style-name="P38">    const validationErrors = validate(formData);</text:p>
      <text:p text:style-name="P38">    if (Object.keys(validationErrors).length &gt; 0) {</text:p>
      <text:p text:style-name="P38">      setErrors(validationErrors);</text:p>
      <text:p text:style-name="P38">      return;</text:p>
      <text:p text:style-name="P38">    }</text:p>
      <text:p text:style-name="P39"/>
      <text:p text:style-name="P38">    // Determinar a Situação com base no estado do checkbox</text:p>
      <text:p text:style-name="P38">    const situacao = formData.booleano ? "Ativo" : "Inativo";</text:p>
      <text:p text:style-name="P39"/>
      <text:p text:style-name="P38">    const payload = {</text:p>
      <text:p text:style-name="P38">      Codigo: formData.codigo,</text:p>
      <text:p text:style-name="P38">      Nome: formData.nome,</text:p>
      <text:p text:style-name="P38">      Cpf: formData.cpf,</text:p>
      <text:p text:style-name="P38">      Contato: formData.contato,</text:p>
      <text:p text:style-name="P38">      TipoSanguineo: formData.opcaoSelect, // Mapeando corretamente</text:p>
      <text:p text:style-name="P38">      Rh: formData.opcaoRadio,             // Mapeando corretamente</text:p>
      <text:p text:style-name="P38">      Situacao: situacao</text:p>
      <text:p text:style-name="P38">    };</text:p>
      <text:p text:style-name="P39"/>
      <text:p text:style-name="P38">    try {</text:p>
      <text:p text:style-name="P38">      const response = await axios.post('http://localhost:5171/home', payload);</text:p>
      <text:p text:style-name="P38">      setResponseMessage(JSON.stringify(response.data));</text:p>
      <text:p text:style-name="P38">    } catch (error) {</text:p>
      <text:p text:style-name="P38">      console.error('Erro ao enviar dados:', error);</text:p>
      <text:p text:style-name="P38">      setResponseMessage('Erro ao enviar dados: ' + error.message);</text:p>
      <text:p text:style-name="P38">    }</text:p>
      <text:p text:style-name="P38">  };</text:p>
      <text:p text:style-name="P39"/>
      <text:p text:style-name="P38">  const validate = (data) =&gt; {</text:p>
      <text:p text:style-name="P38">    let errors = {};</text:p>
      <text:p text:style-name="P39"/>
      <text:p text:style-name="P38">    if (!data.nome || data.nome.length &lt; 2 || data.nome.length &gt; 255) {</text:p>
      <text:p text:style-name="P38">      errors.nome = "Nome obrigatório e deve ter entre 2 e 255 caracteres.";</text:p>
      <text:p text:style-name="P38">    }</text:p>
      <text:p text:style-name="P39"/>
      <text:p text:style-name="P38">    if (data.codigo === null || data.codigo &lt;= 0 || data.codigo &gt;= 1000) {</text:p>
      <text:p text:style-name="P38">      errors.codigo = "Código obrigatório e deve ser maior que 0 e menor que 1000.";</text:p>
      <text:p text:style-name="P38">    }</text:p>
      <text:p text:style-name="P39"/>
      <text:p text:style-name="P38">    if (!data.contato || data.contato.length &lt; 2 || data.contato.length &gt; 255) {</text:p>
      <text:p text:style-name="P38">      errors.contato = "Contato obrigatório e deve ter entre 2 e 255 caracteres.";</text:p>
      <text:p text:style-name="P38">    }</text:p>
      <text:p text:style-name="P39"/>
      <text:p text:style-name="P38">    if (!data.cpf || data.cpf.length !== 14) {</text:p>
      <text:p text:style-name="P38">      errors.cpf = "CPF inválido";</text:p>
      <text:p text:style-name="P38">    }</text:p>
      <text:p text:style-name="P39"/>
      <text:p text:style-name="P38">    if (!data.opcaoSelect) {</text:p>
      <text:p text:style-name="P38">      errors.opcaoSelect = "Selecione uma opção do dropdown.";</text:p>
      <text:p text:style-name="P38">    }</text:p>
      <text:p text:style-name="P39"><text:soft-page-break/></text:p>
      <text:p text:style-name="P38">    if (!data.opcaoRadio) {</text:p>
      <text:p text:style-name="P38">      errors.opcaoRadio = "Selecione uma opção nos botões de rádio.";</text:p>
      <text:p text:style-name="P38">    }</text:p>
      <text:p text:style-name="P39"/>
      <text:p text:style-name="P38">    return errors;</text:p>
      <text:p text:style-name="P38">  };</text:p>
      <text:p text:style-name="P39"/>
      <text:p text:style-name="P38">  return (</text:p>
      <text:p text:style-name="P38">    &lt;div&gt;</text:p>
      <text:p text:style-name="P38">      &lt;form onSubmit={handleSubmit}&gt;</text:p>
      <text:p text:style-name="P38">        &lt;h1&gt;Página de Cadastro&lt;/h1&gt;</text:p>
      <text:p text:style-name="P38">        &lt;label&gt;</text:p>
      <text:p text:style-name="P38">          Código:</text:p>
      <text:p text:style-name="P38">          &lt;input type="number" name="codigo" value={formData.codigo || ''} onChange={handleChange} /&gt;</text:p>
      <text:p text:style-name="P38">          {errors.codigo &amp;&amp; &lt;span&gt;{errors.codigo}&lt;/span&gt;}</text:p>
      <text:p text:style-name="P38">        &lt;/label&gt;</text:p>
      <text:p text:style-name="P38">        &lt;br /&gt;</text:p>
      <text:p text:style-name="P38">        &lt;label&gt;</text:p>
      <text:p text:style-name="P38">          Nome:</text:p>
      <text:p text:style-name="P38">          &lt;input type="text" name="nome" value={formData.nome} onChange={handleChange} /&gt;</text:p>
      <text:p text:style-name="P38">          {errors.nome &amp;&amp; &lt;span&gt;{errors.nome}&lt;/span&gt;}</text:p>
      <text:p text:style-name="P38">        &lt;/label&gt;</text:p>
      <text:p text:style-name="P38">        &lt;br /&gt;</text:p>
      <text:p text:style-name="P38">        &lt;label&gt;</text:p>
      <text:p text:style-name="P38">          CPF:</text:p>
      <text:p text:style-name="P38">          &lt;input type="text" name="cpf" value={formData.cpf} onChange={handleChange} /&gt;</text:p>
      <text:p text:style-name="P38">          {errors.cpf &amp;&amp; &lt;span&gt;{errors.cpf}&lt;/span&gt;}</text:p>
      <text:p text:style-name="P38">        &lt;/label&gt;</text:p>
      <text:p text:style-name="P38">        &lt;br /&gt;</text:p>
      <text:p text:style-name="P38">        &lt;label&gt;</text:p>
      <text:p text:style-name="P38">          Contato:</text:p>
      <text:p text:style-name="P38">          &lt;input type="text" name="contato" value={formData.contato} onChange={handleChange} /&gt;</text:p>
      <text:p text:style-name="P38">          {errors.contato &amp;&amp; &lt;span&gt;{errors.contato}&lt;/span&gt;}</text:p>
      <text:p text:style-name="P38">        &lt;/label&gt;</text:p>
      <text:p text:style-name="P38">        &lt;br /&gt;</text:p>
      <text:p text:style-name="P38">        &lt;label&gt;</text:p>
      <text:p text:style-name="P38">          Opção Select (Tipo Sanguíneo):</text:p>
      <text:p text:style-name="P38">          &lt;select name="opcaoSelect" value={formData.opcaoSelect} onChange={handleChange}&gt;</text:p>
      <text:p text:style-name="P38">            &lt;option value=""&gt;Selecione o tipo sanguíneo...&lt;/option&gt;</text:p>
      <text:p text:style-name="P38">            &lt;option value="A"&gt;A&lt;/option&gt;</text:p>
      <text:p text:style-name="P38">            &lt;option value="B"&gt;B&lt;/option&gt;</text:p>
      <text:p text:style-name="P38">            &lt;option value="AB"&gt;AB&lt;/option&gt;</text:p>
      <text:p text:style-name="P38">            &lt;option value="O"&gt;O&lt;/option&gt;</text:p>
      <text:p text:style-name="P38">          &lt;/select&gt;</text:p>
      <text:p text:style-name="P38">          {errors.opcaoSelect &amp;&amp; &lt;span&gt;{errors.opcaoSelect}&lt;/span&gt;}</text:p>
      <text:p text:style-name="P38">        &lt;/label&gt;</text:p>
      <text:p text:style-name="P38">        &lt;br /&gt;</text:p>
      <text:p text:style-name="P38">        &lt;label&gt;</text:p>
      <text:p text:style-name="P38">          Opção Radio (RH):</text:p>
      <text:p text:style-name="P38"><text:soft-page-break/>          &lt;label&gt;</text:p>
      <text:p text:style-name="P38">            &lt;input type="radio" name="opcaoRadio" value="+" checked={formData.opcaoRadio === "+"} onChange={handleChange} /&gt;</text:p>
      <text:p text:style-name="P38">            RH+</text:p>
      <text:p text:style-name="P38">          &lt;/label&gt;</text:p>
      <text:p text:style-name="P38">          &lt;label&gt;</text:p>
      <text:p text:style-name="P38">            &lt;input type="radio" name="opcaoRadio" value="-" checked={formData.opcaoRadio === "-"} onChange={handleChange} /&gt;</text:p>
      <text:p text:style-name="P38">            RH-</text:p>
      <text:p text:style-name="P38">          &lt;/label&gt;</text:p>
      <text:p text:style-name="P38">          {errors.opcaoRadio &amp;&amp; &lt;span&gt;{errors.opcaoRadio}&lt;/span&gt;}</text:p>
      <text:p text:style-name="P38">        &lt;/label&gt;</text:p>
      <text:p text:style-name="P38">        &lt;br /&gt;</text:p>
      <text:p text:style-name="P38">        &lt;label&gt;</text:p>
      <text:p text:style-name="P38">          Ativo:</text:p>
      <text:p text:style-name="P38">          &lt;input type="checkbox" name="booleano" checked={formData.booleano} onChange={handleChange} /&gt;</text:p>
      <text:p text:style-name="P38">        &lt;/label&gt;</text:p>
      <text:p text:style-name="P38">        &lt;br /&gt;</text:p>
      <text:p text:style-name="P38">        &lt;button type="submit"&gt;Cadastrar&lt;/button&gt;</text:p>
      <text:p text:style-name="P38">        &lt;button type="button" onClick={() =&gt; window.location.href = '/Pg2'}&gt;Ir para a página de buscas&lt;/button&gt;</text:p>
      <text:p text:style-name="P38">      &lt;/form&gt;</text:p>
      <text:p text:style-name="P38">      {responseMessage &amp;&amp; &lt;p&gt;{responseMessage}&lt;/p&gt;}</text:p>
      <text:p text:style-name="P38">    &lt;/div&gt;</text:p>
      <text:p text:style-name="P38">  );</text:p>
      <text:p text:style-name="P38">}</text:p>
      <text:p text:style-name="P39"/>
      <text:p text:style-name="P38">export default Home;</text:p>
      <text:p text:style-name="P33"><text:span text:style-name="T17"/></text:p>
      <text:p text:style-name="P27"/>
      <text:p text:style-name="P23"><text:span text:style-name="T18">10 - C</text:span><text:span text:style-name="T12">rie reportWebVitails.js caso ele não esteja criado dentro da pasta do React, e insira o seguinte código</text:span></text:p>
      <text:p text:style-name="P43"><text:span text:style-name="T12"/></text:p>
      <text:p text:style-name="P35">const reportWebVitals = onPerfEntry =&gt; {</text:p>
      <text:p text:style-name="P32">    if (onPerfEntry &amp;&amp; onPerfEntry instanceof Function) {</text:p>
      <text:p text:style-name="P32">      import('web-vitals').then(({ getCLS, getFID, getFCP, getLCP, getTTFB }) =&gt; {</text:p>
      <text:p text:style-name="P32">        getCLS(onPerfEntry);</text:p>
      <text:p text:style-name="P32">        getFID(onPerfEntry);</text:p>
      <text:p text:style-name="P32">        getFCP(onPerfEntry);</text:p>
      <text:p text:style-name="P32">        getLCP(onPerfEntry);</text:p>
      <text:p text:style-name="P32">        getTTFB(onPerfEntry);</text:p>
      <text:p text:style-name="P32">      });</text:p>
      <text:p text:style-name="P32">    }</text:p>
      <text:p text:style-name="P32">  };</text:p>
      <text:p text:style-name="P32">  </text:p>
      <text:p text:style-name="P32">  export default reportWebVitals;</text:p>
      <text:p text:style-name="P27"/>
      <text:p text:style-name="P11"><text:soft-page-break/><text:span text:style-name="T50">11 - </text:span>Na página redirecionada ou Pg2.js nos basicamente copiaremos o formulário da página 1 adaptando ele para a nossa necessidade, criando também um botão para voltar para a página principal de cadastro, <text:span text:style-name="T20">inserir a validação para verificar se existe pelo menos um usuário e exibir na página caso exista, e também</text:span> muda<text:span text:style-name="T19">r</text:span> a validação para caso a pessoa não queira preencher algum dado buscar mesmo assim no banco de dados, <text:span text:style-name="T19">e também mudar a rota da API para ir para a parte de buscas</text:span> logo ficara assim o código</text:p>
      <text:p text:style-name="P11"/>
      <text:p text:style-name="P42">import React, { useState, useEffect } from 'react';</text:p>
      <text:p text:style-name="P38">import axios from 'axios';</text:p>
      <text:p text:style-name="P39"/>
      <text:p text:style-name="P38">function Pg2() {</text:p>
      <text:p text:style-name="P38">  const [formData, setFormData] = useState({</text:p>
      <text:p text:style-name="P38">    codigo: null,</text:p>
      <text:p text:style-name="P38">    nome: "",</text:p>
      <text:p text:style-name="P38">    cpf: "",</text:p>
      <text:p text:style-name="P38">    booleano: false,</text:p>
      <text:p text:style-name="P38">    contato: "",</text:p>
      <text:p text:style-name="P38">    opcaoSelect: "",</text:p>
      <text:p text:style-name="P38">    opcaoRadio: "",</text:p>
      <text:p text:style-name="P38">  });</text:p>
      <text:p text:style-name="P38">  const [doadores, setDoadores] = useState([]);</text:p>
      <text:p text:style-name="P39"/>
      <text:p text:style-name="P38">  const handleChange = (e) =&gt; {</text:p>
      <text:p text:style-name="P38">    const { name, value, type, checked } = e.target;</text:p>
      <text:p text:style-name="P38">    const newValue = type === 'checkbox' ? checked : type === 'number' ? parseInt(value) || null : value;</text:p>
      <text:p text:style-name="P38">    setFormData(prevState =&gt; ({</text:p>
      <text:p text:style-name="P38">      ...prevState,</text:p>
      <text:p text:style-name="P38">      [name]: newValue</text:p>
      <text:p text:style-name="P38">    }));</text:p>
      <text:p text:style-name="P38">  };</text:p>
      <text:p text:style-name="P39"/>
      <text:p text:style-name="P38">  const handleSubmit = async (e) =&gt; {</text:p>
      <text:p text:style-name="P38">    e.preventDefault();</text:p>
      <text:p text:style-name="P39"/>
      <text:p text:style-name="P38">    try {</text:p>
      <text:p text:style-name="P38">      const queryParams = new URLSearchParams();</text:p>
      <text:p text:style-name="P38">      for (const key in formData) {</text:p>
      <text:p text:style-name="P38">        if (formData[key] !== "" &amp;&amp; formData[key] !== null) {</text:p>
      <text:p text:style-name="P38">          queryParams.append(key, formData[key]);</text:p>
      <text:p text:style-name="P38">        }</text:p>
      <text:p text:style-name="P38">      }</text:p>
      <text:p text:style-name="P38">      const response = await axios.get(`http://localhost:5171/validar?${queryParams.toString()}`);</text:p>
      <text:p text:style-name="P38"><text:soft-page-break/>      setDoadores(response.data);</text:p>
      <text:p text:style-name="P39"/>
      <text:p text:style-name="P38">      console.log(response.data);</text:p>
      <text:p text:style-name="P38">    } catch (error) {</text:p>
      <text:p text:style-name="P38">      console.error(error);</text:p>
      <text:p text:style-name="P38">    }</text:p>
      <text:p text:style-name="P38">  };</text:p>
      <text:p text:style-name="P39"/>
      <text:p text:style-name="P38">  useEffect(() =&gt; {</text:p>
      <text:p text:style-name="P38">    if (doadores.length &gt; 0) {</text:p>
      <text:p text:style-name="P38">      console.log(doadores);</text:p>
      <text:p text:style-name="P38">    }</text:p>
      <text:p text:style-name="P38">  }, [doadores]);</text:p>
      <text:p text:style-name="P39"/>
      <text:p text:style-name="P38">  return (</text:p>
      <text:p text:style-name="P38">    &lt;div&gt;</text:p>
      <text:p text:style-name="P38">      &lt;h1&gt;Pagina de buscas&lt;/h1&gt;</text:p>
      <text:p text:style-name="P38">      &lt;form onSubmit={handleSubmit}&gt;</text:p>
      <text:p text:style-name="P38">        &lt;label&gt;</text:p>
      <text:p text:style-name="P38">          Código:</text:p>
      <text:p text:style-name="P38">          &lt;input type="number" name="codigo" value={formData.codigo || ''} onChange={handleChange} /&gt;</text:p>
      <text:p text:style-name="P38">        &lt;/label&gt;</text:p>
      <text:p text:style-name="P38">        &lt;br /&gt;</text:p>
      <text:p text:style-name="P38">        &lt;label&gt;</text:p>
      <text:p text:style-name="P38">          Nome:</text:p>
      <text:p text:style-name="P38">          &lt;input type="text" name="nome" value={formData.nome} onChange={handleChange} /&gt;</text:p>
      <text:p text:style-name="P38">        &lt;/label&gt;</text:p>
      <text:p text:style-name="P38">        &lt;br /&gt;</text:p>
      <text:p text:style-name="P38">        &lt;label&gt;</text:p>
      <text:p text:style-name="P38">          CPF:</text:p>
      <text:p text:style-name="P38">          &lt;input type="text" name="cpf" value={formData.cpf} onChange={handleChange} /&gt;</text:p>
      <text:p text:style-name="P38">        &lt;/label&gt;</text:p>
      <text:p text:style-name="P38">        &lt;br /&gt;</text:p>
      <text:p text:style-name="P38">        &lt;label&gt;</text:p>
      <text:p text:style-name="P38">          Contato:</text:p>
      <text:p text:style-name="P38">          &lt;input type="text" name="contato" value={formData.contato} onChange={handleChange} /&gt;</text:p>
      <text:p text:style-name="P38">        &lt;/label&gt;</text:p>
      <text:p text:style-name="P38">        &lt;br /&gt;</text:p>
      <text:p text:style-name="P38">        &lt;label&gt;</text:p>
      <text:p text:style-name="P38">          Opção Select (Tipo Sanguíneo):</text:p>
      <text:p text:style-name="P38">          &lt;select name="opcaoSelect" value={formData.opcaoSelect} onChange={handleChange}&gt;</text:p>
      <text:p text:style-name="P38">            &lt;option value=""&gt;Selecione o tipo sanguíneo...&lt;/option&gt;</text:p>
      <text:p text:style-name="P38">            &lt;option value="A"&gt;A&lt;/option&gt;</text:p>
      <text:p text:style-name="P38">            &lt;option value="B"&gt;B&lt;/option&gt;</text:p>
      <text:p text:style-name="P38">            &lt;option value="AB"&gt;AB&lt;/option&gt;</text:p>
      <text:p text:style-name="P38">            &lt;option value="O"&gt;O&lt;/option&gt;</text:p>
      <text:p text:style-name="P38">          &lt;/select&gt;</text:p>
      <text:p text:style-name="P38">        &lt;/label&gt;</text:p>
      <text:p text:style-name="P38">        &lt;br /&gt;</text:p>
      <text:p text:style-name="P38">        &lt;label&gt;</text:p>
      <text:p text:style-name="P38"><text:soft-page-break/>          Opção Radio (RH):</text:p>
      <text:p text:style-name="P38">          &lt;label&gt;</text:p>
      <text:p text:style-name="P38">            &lt;input type="radio" name="opcaoRadio" value="+" checked={formData.opcaoRadio === "+"} onChange={handleChange} /&gt;</text:p>
      <text:p text:style-name="P38">            RH+</text:p>
      <text:p text:style-name="P38">          &lt;/label&gt;</text:p>
      <text:p text:style-name="P38">          &lt;label&gt;</text:p>
      <text:p text:style-name="P38">            &lt;input type="radio" name="opcaoRadio" value="-" checked={formData.opcaoRadio === "-"} onChange={handleChange} /&gt;</text:p>
      <text:p text:style-name="P38">            RH-</text:p>
      <text:p text:style-name="P38">          &lt;/label&gt;</text:p>
      <text:p text:style-name="P38">        &lt;/label&gt;</text:p>
      <text:p text:style-name="P38">        &lt;br /&gt;</text:p>
      <text:p text:style-name="P38">        &lt;label&gt;</text:p>
      <text:p text:style-name="P38">          Ativo:</text:p>
      <text:p text:style-name="P38">          &lt;input type="checkbox" name="booleano" checked={formData.booleano} onChange={handleChange} /&gt;</text:p>
      <text:p text:style-name="P38">        &lt;/label&gt;</text:p>
      <text:p text:style-name="P38">        &lt;br /&gt;</text:p>
      <text:p text:style-name="P38">        &lt;button type="submit"&gt;Buscar&lt;/button&gt;</text:p>
      <text:p text:style-name="P38">        &lt;button type="button" onClick={() =&gt; window.location.href = '/'}&gt;Ir para a pagina inicial&lt;/button&gt;</text:p>
      <text:p text:style-name="P38">      &lt;/form&gt;</text:p>
      <text:p text:style-name="P38">      {doadores.length &gt; 0 &amp;&amp; (</text:p>
      <text:p text:style-name="P38">        &lt;div&gt;</text:p>
      <text:p text:style-name="P38">          &lt;h2&gt;Resultados da busca:&lt;/h2&gt;</text:p>
      <text:p text:style-name="P38">          &lt;ul&gt;</text:p>
      <text:p text:style-name="P38">            {doadores.map(doador =&gt; (</text:p>
      <text:p text:style-name="P38">              &lt;li key={doador.codigo}&gt;</text:p>
      <text:p text:style-name="P38">                &lt;p&gt;&lt;strong&gt;Nome:&lt;/strong&gt; {doador.nome}&lt;/p&gt;</text:p>
      <text:p text:style-name="P38">                &lt;p&gt;&lt;strong&gt;CPF:&lt;/strong&gt; {doador.cpf}&lt;/p&gt;</text:p>
      <text:p text:style-name="P38">                &lt;p&gt;&lt;strong&gt;Contato:&lt;/strong&gt; {doador.contato}&lt;/p&gt;</text:p>
      <text:p text:style-name="P38">                &lt;p&gt;&lt;strong&gt;Tipo Sanguíneo:&lt;/strong&gt; {doador.tipoSanguineo}&lt;/p&gt;</text:p>
      <text:p text:style-name="P38">                &lt;p&gt;&lt;strong&gt;RH:&lt;/strong&gt; {doador.rh}&lt;/p&gt;</text:p>
      <text:p text:style-name="P38">                &lt;p&gt;&lt;strong&gt;Tipo RH Corretos:&lt;/strong&gt; {doador.tipoRhCorretos ? 'Sim' : 'Não'}&lt;/p&gt;</text:p>
      <text:p text:style-name="P38">                &lt;p&gt;&lt;strong&gt;Situação:&lt;/strong&gt; {doador.situacao}&lt;/p&gt;</text:p>
      <text:p text:style-name="P38">              &lt;/li&gt;</text:p>
      <text:p text:style-name="P38">            ))}</text:p>
      <text:p text:style-name="P38">          &lt;/ul&gt;</text:p>
      <text:p text:style-name="P38">        &lt;/div&gt;</text:p>
      <text:p text:style-name="P38">      )}</text:p>
      <text:p text:style-name="P38">    &lt;/div&gt;</text:p>
      <text:p text:style-name="P38">  );</text:p>
      <text:p text:style-name="P38">}</text:p>
      <text:p text:style-name="P39"/>
      <text:p text:style-name="P38">export default Pg2;</text:p>
      <text:p text:style-name="P15"/>
      <text:p text:style-name="P12"><text:span text:style-name="T50">12 - E</text:span> na nossa API adaptaremos a função home e validar para cadastrar e buscar. Também em validar que é nosso buscar, faremos várias validações para verificar a existência <text:soft-page-break/>de dados ou ausência deles, pois a pessoa pode ou não preencher, já que o único requisito é a pessoa estar ativa, e definiremos RhCorreto como sempre ativo e fizemos a validação, mas a deixe comentada, está correto assim. Pois percebemos depois que não foi pedido na página de busca no modelo fornecido pelo professor, logo o código ficará o seguinte, <text:span text:style-name="T38">mude o nome nome nas connections para db (nome que demos pro docker), ou caso queira fazer sem usar ele pode deixar localhost mesmo</text:span></text:p>
      <text:p text:style-name="P25"/>
      <text:p text:style-name="P37">using Microsoft.AspNetCore.Builder;</text:p>
      <text:p text:style-name="P38">using Microsoft.AspNetCore.Http;</text:p>
      <text:p text:style-name="P38">using Microsoft.Extensions.DependencyInjection;</text:p>
      <text:p text:style-name="P38">using Microsoft.Extensions.Hosting;</text:p>
      <text:p text:style-name="P38">using System.Text.Json;</text:p>
      <text:p text:style-name="P38">using Npgsql;</text:p>
      <text:p text:style-name="P38">using System.Threading.Tasks;</text:p>
      <text:p text:style-name="P39"/>
      <text:p text:style-name="P38">var builder = WebApplication.CreateBuilder(args);</text:p>
      <text:p text:style-name="P39"/>
      <text:p text:style-name="P38">// Configuração do CORS</text:p>
      <text:p text:style-name="P38">builder.Services.AddCors(options =&gt;</text:p>
      <text:p text:style-name="P38">{</text:p>
      <text:p text:style-name="P38">    options.AddDefaultPolicy(builder =&gt;</text:p>
      <text:p text:style-name="P38">    {</text:p>
      <text:p text:style-name="P38">        builder.AllowAnyOrigin()</text:p>
      <text:p text:style-name="P38">               .AllowAnyMethod()</text:p>
      <text:p text:style-name="P38">               .AllowAnyHeader();</text:p>
      <text:p text:style-name="P38">    });</text:p>
      <text:p text:style-name="P38">});</text:p>
      <text:p text:style-name="P39"/>
      <text:p text:style-name="P38">var app = builder.Build();</text:p>
      <text:p text:style-name="P39"/>
      <text:p text:style-name="P38">if (app.Environment.IsDevelopment())</text:p>
      <text:p text:style-name="P38">{</text:p>
      <text:p text:style-name="P38">    app.UseDeveloperExceptionPage();</text:p>
      <text:p text:style-name="P38">}</text:p>
      <text:p text:style-name="P39"/>
      <text:p text:style-name="P38">// Habilitar o CORS</text:p>
      <text:p text:style-name="P38">app.UseCors();</text:p>
      <text:p text:style-name="P39"/>
      <text:p text:style-name="P38">app.UseRouting();</text:p>
      <text:p text:style-name="P39"/>
      <text:p text:style-name="P38">app.MapPost("/home", async (HttpContext httpContext) =&gt;</text:p>
      <text:p text:style-name="P38">{</text:p>
      <text:p text:style-name="P38">    try</text:p>
      <text:p text:style-name="P38"><text:soft-page-break/>    {</text:p>
      <text:p text:style-name="P38">        // Ler e desserializar dados do corpo da requisição</text:p>
      <text:p text:style-name="P38">        var requestBody = await new System.IO.StreamReader(httpContext.Request.Body).ReadToEndAsync();</text:p>
      <text:p text:style-name="P38">        var formData = JsonSerializer.Deserialize&lt;FormData&gt;(requestBody, new JsonSerializerOptions { PropertyNameCaseInsensitive = true });</text:p>
      <text:p text:style-name="P39"/>
      <text:p text:style-name="P38">        // Logar os dados recebidos</text:p>
      <text:p text:style-name="P38">        Console.WriteLine("Dados recebidos:");</text:p>
      <text:p text:style-name="P38">        Console.WriteLine(JsonSerializer.Serialize(formData));</text:p>
      <text:p text:style-name="P39"/>
      <text:p text:style-name="P38">        // Validar os dados do formulário</text:p>
      <text:p text:style-name="P38">        if (string.IsNullOrEmpty(formData.Nome) ||</text:p>
      <text:p text:style-name="P38">            string.IsNullOrEmpty(formData.Cpf) ||</text:p>
      <text:p text:style-name="P38">            string.IsNullOrEmpty(formData.Contato) ||</text:p>
      <text:p text:style-name="P38">            string.IsNullOrEmpty(formData.TipoSanguineo) ||</text:p>
      <text:p text:style-name="P38">            string.IsNullOrEmpty(formData.Rh))</text:p>
      <text:p text:style-name="P38">        {</text:p>
      <text:p text:style-name="P38">            httpContext.Response.StatusCode = 400; // Bad Request</text:p>
      <text:p text:style-name="P38">            await httpContext.Response.WriteAsync("Todos os campos obrigatórios devem ser preenchidos.");</text:p>
      <text:p text:style-name="P38">            return;</text:p>
      <text:p text:style-name="P38">        }</text:p>
      <text:p text:style-name="P39"/>
      <text:p text:style-name="P38">        // Conectar ao banco de dados PostgreSQL e inserir dados</text:p>
      <text:p text:style-name="P38">        string connectionString = "Host=localhost;Username=postgres;Password=123456;Database=BancoDB";</text:p>
      <text:p text:style-name="P39"/>
      <text:p text:style-name="P38">        using (var conn = new NpgsqlConnection(connectionString))</text:p>
      <text:p text:style-name="P38">        {</text:p>
      <text:p text:style-name="P38">            await conn.OpenAsync();</text:p>
      <text:p text:style-name="P39"/>
      <text:p text:style-name="P38">            using (var cmd = new NpgsqlCommand())</text:p>
      <text:p text:style-name="P38">            {</text:p>
      <text:p text:style-name="P38">                cmd.Connection = conn;</text:p>
      <text:p text:style-name="P38">                cmd.CommandText = "INSERT INTO public.doador (nome, cpf, contato, tipo_sanguineo, rh, tipo_rh_corretos, situacao) VALUES (@nome, @cpf, @contato, @tipo_sanguineo, @rh, @tipo_rh_corretos, @situacao)";</text:p>
      <text:p text:style-name="P38">                cmd.Parameters.AddWithValue("nome", formData.Nome);</text:p>
      <text:p text:style-name="P38">                cmd.Parameters.AddWithValue("cpf", formData.Cpf);</text:p>
      <text:p text:style-name="P38">                cmd.Parameters.AddWithValue("contato", formData.Contato);</text:p>
      <text:p text:style-name="P38">                cmd.Parameters.AddWithValue("tipo_sanguineo", formData.TipoSanguineo);</text:p>
      <text:p text:style-name="P38">                cmd.Parameters.AddWithValue("rh", formData.Rh);</text:p>
      <text:p text:style-name="P38">                cmd.Parameters.AddWithValue("tipo_rh_corretos", formData.TipoRhCorretos); // Utilizando o valor padrão</text:p>
      <text:p text:style-name="P38">                cmd.Parameters.AddWithValue("situacao", formData.Situacao);</text:p>
      <text:p text:style-name="P39"/>
      <text:p text:style-name="P38">                await cmd.ExecuteNonQueryAsync();</text:p>
      <text:p text:style-name="P38">            }</text:p>
      <text:p text:style-name="P38">        }</text:p>
      <text:p text:style-name="P39"/>
      <text:p text:style-name="P38">        // Se os dados forem válidos, retornar os dados recebidos</text:p>
      <text:p text:style-name="P38"><text:soft-page-break/>        await httpContext.Response.WriteAsJsonAsync(formData);</text:p>
      <text:p text:style-name="P38">    }</text:p>
      <text:p text:style-name="P38">    catch (Exception ex)</text:p>
      <text:p text:style-name="P38">    {</text:p>
      <text:p text:style-name="P38">        Console.WriteLine($"Erro ao processar a requisição: {ex.Message}");</text:p>
      <text:p text:style-name="P38">        Console.WriteLine(ex.StackTrace);</text:p>
      <text:p text:style-name="P39"/>
      <text:p text:style-name="P38">        httpContext.Response.StatusCode = 500; // Internal Server Error</text:p>
      <text:p text:style-name="P38">        await httpContext.Response.WriteAsync($"Erro ao processar a requisição: {ex.Message}");</text:p>
      <text:p text:style-name="P38">    }</text:p>
      <text:p text:style-name="P38">});</text:p>
      <text:p text:style-name="P40"/>
      <text:p text:style-name="P38">app.MapGet("/validar", async (HttpContext httpContext) =&gt;</text:p>
      <text:p text:style-name="P38">{</text:p>
      <text:p text:style-name="P38">    try</text:p>
      <text:p text:style-name="P38">    {</text:p>
      <text:p text:style-name="P38">        string connectionString = "Host=localhost;Username=postgres;Password=123456;Database=BancoDB";</text:p>
      <text:p text:style-name="P38">        List&lt;FormData&gt; doadores = new List&lt;FormData&gt;();</text:p>
      <text:p text:style-name="P39"/>
      <text:p text:style-name="P38">        var queryParams = httpContext.Request.Query;</text:p>
      <text:p text:style-name="P38">        string codigo = queryParams["codigo"];</text:p>
      <text:p text:style-name="P38">        string nome = queryParams["nome"];</text:p>
      <text:p text:style-name="P38">        string cpf = queryParams["cpf"];</text:p>
      <text:p text:style-name="P38">        string contato = queryParams["contato"];</text:p>
      <text:p text:style-name="P38">        string tipoSanguineo = queryParams["opcaoSelect"];</text:p>
      <text:p text:style-name="P38">        string rh = queryParams["opcaoRadio"];</text:p>
      <text:p text:style-name="P38">        //bool? booleano = queryParams.ContainsKey("booleano") ? (bool?)bool.Parse(queryParams["booleano"]) : null;</text:p>
      <text:p text:style-name="P39"/>
      <text:p text:style-name="P38">        // Log dos parâmetros recebidos</text:p>
      <text:p text:style-name="P38">        Console.WriteLine("Parâmetros recebidos:");</text:p>
      <text:p text:style-name="P38">        Console.WriteLine($"codigo: {codigo}, nome: {nome}, cpf: {cpf}, contato: {contato}, tipoSanguineo: {tipoSanguineo}, rh: {rh}");</text:p>
      <text:p text:style-name="P39"/>
      <text:p text:style-name="P38">        using (var conn = new NpgsqlConnection(connectionString))</text:p>
      <text:p text:style-name="P38">        {</text:p>
      <text:p text:style-name="P38">            await conn.OpenAsync();</text:p>
      <text:p text:style-name="P39"/>
      <text:p text:style-name="P38">            using (var cmd = new NpgsqlCommand())</text:p>
      <text:p text:style-name="P38">            {</text:p>
      <text:p text:style-name="P38">                cmd.Connection = conn;</text:p>
      <text:p text:style-name="P39"/>
      <text:p text:style-name="P38">                var sql = "SELECT * FROM public.doador WHERE situacao = 'Ativo'";</text:p>
      <text:p text:style-name="P39"/>
      <text:p text:style-name="P38">                if (!string.IsNullOrEmpty(codigo) &amp;&amp; codigo != "-1")</text:p>
      <text:p text:style-name="P38">                {</text:p>
      <text:p text:style-name="P38">                    sql += " AND codigo = @codigo";</text:p>
      <text:p text:style-name="P38">                    cmd.Parameters.AddWithValue("codigo", long.Parse(codigo));</text:p>
      <text:p text:style-name="P38">                }</text:p>
      <text:p text:style-name="P39"/>
      <text:p text:style-name="P38"><text:soft-page-break/>                if (!string.IsNullOrEmpty(nome))</text:p>
      <text:p text:style-name="P38">                {</text:p>
      <text:p text:style-name="P38">                    sql += " AND nome ILIKE @nome";</text:p>
      <text:p text:style-name="P38">                    cmd.Parameters.AddWithValue("nome", $"%{nome}%");</text:p>
      <text:p text:style-name="P38">                }</text:p>
      <text:p text:style-name="P39"/>
      <text:p text:style-name="P38">                if (!string.IsNullOrEmpty(cpf))</text:p>
      <text:p text:style-name="P38">                {</text:p>
      <text:p text:style-name="P38">                    sql += " AND cpf = @cpf";</text:p>
      <text:p text:style-name="P38">                    cmd.Parameters.AddWithValue("cpf", cpf);</text:p>
      <text:p text:style-name="P38">                }</text:p>
      <text:p text:style-name="P39"/>
      <text:p text:style-name="P38">                if (!string.IsNullOrEmpty(contato))</text:p>
      <text:p text:style-name="P38">                {</text:p>
      <text:p text:style-name="P38">                    sql += " AND contato ILIKE @contato";</text:p>
      <text:p text:style-name="P38">                    cmd.Parameters.AddWithValue("contato", $"%{contato}%");</text:p>
      <text:p text:style-name="P38">                }</text:p>
      <text:p text:style-name="P39"/>
      <text:p text:style-name="P38">                if (!string.IsNullOrEmpty(tipoSanguineo))</text:p>
      <text:p text:style-name="P38">                {</text:p>
      <text:p text:style-name="P38">                    sql += " AND tipo_sanguineo = @tipoSanguineo";</text:p>
      <text:p text:style-name="P38">                    cmd.Parameters.AddWithValue("tipoSanguineo", tipoSanguineo);</text:p>
      <text:p text:style-name="P38">                }</text:p>
      <text:p text:style-name="P39"/>
      <text:p text:style-name="P38">                if (!string.IsNullOrEmpty(rh))</text:p>
      <text:p text:style-name="P38">                {</text:p>
      <text:p text:style-name="P38">                    sql += " AND rh = @rh";</text:p>
      <text:p text:style-name="P38">                    cmd.Parameters.AddWithValue("rh", rh);</text:p>
      <text:p text:style-name="P38">                }</text:p>
      <text:p text:style-name="P39"/>
      <text:p text:style-name="P38">                /*if (booleano.HasValue)</text:p>
      <text:p text:style-name="P38">                {</text:p>
      <text:p text:style-name="P38">                    sql += " AND tipo_rh_corretos = @booleano";</text:p>
      <text:p text:style-name="P38">                    cmd.Parameters.AddWithValue("booleano", booleano.Value);</text:p>
      <text:p text:style-name="P38">                }</text:p>
      <text:p text:style-name="P38">                else</text:p>
      <text:p text:style-name="P38">                {</text:p>
      <text:p text:style-name="P38">                    // Se booleano não tiver valor, considerar tanto true quanto false</text:p>
      <text:p text:style-name="P38">                    sql += " AND (tipo_rh_corretos = true OR tipo_rh_corretos = false)";</text:p>
      <text:p text:style-name="P38">                }*/</text:p>
      <text:p text:style-name="P39"/>
      <text:p text:style-name="P38">                cmd.CommandText = sql;</text:p>
      <text:p text:style-name="P39"/>
      <text:p text:style-name="P38">                // Log da query SQL gerada</text:p>
      <text:p text:style-name="P38">                Console.WriteLine($"Query SQL: {cmd.CommandText}");</text:p>
      <text:p text:style-name="P39"/>
      <text:p text:style-name="P38">                using (var reader = await cmd.ExecuteReaderAsync())</text:p>
      <text:p text:style-name="P38">                {</text:p>
      <text:p text:style-name="P38">                    while (await reader.ReadAsync())</text:p>
      <text:p text:style-name="P38">                    {</text:p>
      <text:p text:style-name="P38">                        var formData = new FormData</text:p>
      <text:p text:style-name="P38">                        {</text:p>
      <text:p text:style-name="P38"><text:soft-page-break/>                            Codigo = reader.GetInt64(0),</text:p>
      <text:p text:style-name="P38">                            Nome = reader.GetString(1),</text:p>
      <text:p text:style-name="P38">                            Cpf = reader.GetString(2),</text:p>
      <text:p text:style-name="P38">                            Contato = reader.GetString(3),</text:p>
      <text:p text:style-name="P38">                            TipoSanguineo = reader.GetString(4),</text:p>
      <text:p text:style-name="P38">                            Rh = reader.GetString(5),</text:p>
      <text:p text:style-name="P38">                            Situacao = reader.GetString(7)</text:p>
      <text:p text:style-name="P38">                        };</text:p>
      <text:p text:style-name="P38">                        doadores.Add(formData);</text:p>
      <text:p text:style-name="P38">                    }</text:p>
      <text:p text:style-name="P38">                }</text:p>
      <text:p text:style-name="P38">            }</text:p>
      <text:p text:style-name="P38">        }</text:p>
      <text:p text:style-name="P39"/>
      <text:p text:style-name="P38">        // Log da quantidade de doadores encontrados</text:p>
      <text:p text:style-name="P38">        Console.WriteLine($"Doadores encontrados: {doadores.Count}");</text:p>
      <text:p text:style-name="P39"/>
      <text:p text:style-name="P38">        // Envio da resposta</text:p>
      <text:p text:style-name="P38">        await httpContext.Response.WriteAsJsonAsync(doadores);</text:p>
      <text:p text:style-name="P38">    }</text:p>
      <text:p text:style-name="P38">    catch (Exception ex)</text:p>
      <text:p text:style-name="P38">    {</text:p>
      <text:p text:style-name="P38">        httpContext.Response.StatusCode = 500; // Internal Server Error</text:p>
      <text:p text:style-name="P38">        await httpContext.Response.WriteAsync($"Erro ao buscar dados do banco de dados: {ex.Message}");</text:p>
      <text:p text:style-name="P38">    }</text:p>
      <text:p text:style-name="P38">});</text:p>
      <text:p text:style-name="P40"/>
      <text:p text:style-name="P38">app.Run();</text:p>
      <text:p text:style-name="P39"/>
      <text:p text:style-name="P38">// Classe para representar os dados do formulário</text:p>
      <text:p text:style-name="P38">public class FormData</text:p>
      <text:p text:style-name="P38">{</text:p>
      <text:p text:style-name="P38">    public long Codigo { get; set; }</text:p>
      <text:p text:style-name="P38">    public string Nome { get; set; }</text:p>
      <text:p text:style-name="P38">    public string Cpf { get; set; }</text:p>
      <text:p text:style-name="P38">    public string Contato { get; set; }</text:p>
      <text:p text:style-name="P38">    public string TipoSanguineo { get; set; }</text:p>
      <text:p text:style-name="P38">    public string Rh { get; set; }</text:p>
      <text:p text:style-name="P38">    public bool TipoRhCorretos {get; set; }</text:p>
      <text:p text:style-name="P38">    public string Situacao { get; set; }</text:p>
      <text:p text:style-name="P39"/>
      <text:p text:style-name="P38">     public FormData()</text:p>
      <text:p text:style-name="P38">    {</text:p>
      <text:p text:style-name="P38">        TipoRhCorretos = true; // Valor padrão</text:p>
      <text:p text:style-name="P38">    }</text:p>
      <text:p text:style-name="P38">}</text:p>
      <text:p text:style-name="P39"/>
      <text:p text:style-name="P37"/>
      <text:p text:style-name="P39"/>
      <text:p text:style-name="P31"/>
      <text:p text:style-name="P26"><text:soft-page-break/><text:span text:style-name="T12"/></text:p>
      <text:p text:style-name="P28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4:40:01.711000000</meta:creation-date>
    <dc:date>2024-06-17T14:47:10.911000000</dc:date>
    <meta:editing-duration>PT2H9M46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17" meta:paragraph-count="587" meta:word-count="2374" meta:character-count="22855" meta:non-whitespace-character-count="16889"/>
  </office:meta>
</office:document-meta>
</file>